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d33c" officeooo:paragraph-rsid="0013d33c" style:font-size-asian="12.25pt" style:font-size-complex="14pt"/>
    </style:style>
    <style:style style:name="P2" style:family="paragraph" style:parent-style-name="Standard">
      <style:text-properties fo:font-size="14pt" officeooo:rsid="00148619" officeooo:paragraph-rsid="00148619" style:font-size-asian="12.25pt" style:font-size-complex="14pt"/>
    </style:style>
    <style:style style:name="P3" style:family="paragraph" style:parent-style-name="Standard">
      <style:text-properties fo:font-size="14pt" officeooo:rsid="0015abe1" officeooo:paragraph-rsid="0015abe1" style:font-size-asian="12.25pt" style:font-size-complex="14pt"/>
    </style:style>
    <style:style style:name="P4" style:family="paragraph" style:parent-style-name="Standard">
      <style:text-properties fo:font-size="14pt" officeooo:rsid="001791bd" officeooo:paragraph-rsid="001791bd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void distinct_first(pair&lt;int,int&gt; p[],int size)</text:p>
      <text:p text:style-name="P1">{</text:p>
      <text:p text:style-name="P1"><text:s text:c="4"/>for(int i=0;i&lt;size-2;i++)</text:p>
      <text:p text:style-name="P1"><text:s text:c="4"/>{</text:p>
      <text:p text:style-name="P1"><text:s text:c="8"/>int e1=p[i].first;</text:p>
      <text:p text:style-name="P1"><text:s text:c="8"/>for(int j=i+1;j&lt;size;j++)</text:p>
      <text:p text:style-name="P1"><text:s text:c="8"/>{</text:p>
      <text:p text:style-name="P1"><text:s text:c="12"/>int e2=p[j].first;</text:p>
      <text:p text:style-name="P1"><text:s text:c="12"/>if(e1==e2)</text:p>
      <text:p text:style-name="P1"><text:s text:c="16"/>continue;</text:p>
      <text:p text:style-name="P1"><text:s text:c="12"/>for(int k=j+1;k&lt;size;k++)</text:p>
      <text:p text:style-name="P1"><text:s text:c="12"/>{</text:p>
      <text:p text:style-name="P1"><text:s text:c="16"/>int e3=p[k].first;</text:p>
      <text:p text:style-name="P1"><text:s text:c="16"/>if(e1==e3 || e2==e3)</text:p>
      <text:p text:style-name="P1"><text:s text:c="20"/>continue;</text:p>
      <text:p text:style-name="P1"><text:s text:c="16"/>else</text:p>
      <text:p text:style-name="P1"><text:s text:c="16"/>{</text:p>
      <text:p text:style-name="P1"><text:s text:c="20"/>cout&lt;&lt;"{"&lt;&lt;e1&lt;&lt;","&lt;&lt;e2&lt;&lt;","&lt;&lt;e3&lt;&lt;"}"&lt;&lt;endl;</text:p>
      <text:p text:style-name="P1"><text:s text:c="16"/>} 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void distinct_second(pair&lt;int,int&gt; p[],int size)</text:p>
      <text:p text:style-name="P1">{</text:p>
      <text:p text:style-name="P1"><text:s text:c="4"/>for(int i=0;i&lt;size-2;i++)</text:p>
      <text:p text:style-name="P1"><text:s text:c="4"/>{</text:p>
      <text:p text:style-name="P1"><text:s text:c="8"/>int e1=p[i].second;</text:p>
      <text:p text:style-name="P1"><text:s text:c="8"/>for(int j=i+1;j&lt;size;j++)</text:p>
      <text:p text:style-name="P1"><text:s text:c="8"/>{</text:p>
      <text:p text:style-name="P1"><text:s text:c="12"/>int e2=p[j].second;</text:p>
      <text:p text:style-name="P1"><text:s text:c="12"/>if(e1==e2)</text:p>
      <text:p text:style-name="P1"><text:s text:c="16"/>continue;</text:p>
      <text:p text:style-name="P1"><text:s text:c="12"/>for(int k=j+1;k&lt;size;k++)</text:p>
      <text:p text:style-name="P1"><text:s text:c="12"/>{</text:p>
      <text:p text:style-name="P1"><text:s text:c="16"/>int e3=p[k].second;</text:p>
      <text:p text:style-name="P1"><text:s text:c="16"/>if(e1==e3 || e2==e3)</text:p>
      <text:p text:style-name="P1"><text:s text:c="20"/>continue;</text:p>
      <text:p text:style-name="P1"><text:s text:c="16"/>else</text:p>
      <text:p text:style-name="P1"><text:s text:c="16"/>{</text:p>
      <text:p text:style-name="P1"><text:s text:c="20"/>cout&lt;&lt;"{"&lt;&lt;e1&lt;&lt;","&lt;&lt;e2&lt;&lt;","&lt;&lt;e3&lt;&lt;"}"&lt;&lt;endl;</text:p>
      <text:p text:style-name="P1"><text:soft-page-break/><text:s text:c="16"/>} 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int size;</text:p>
      <text:p text:style-name="P1"><text:s text:c="4"/>cout&lt;&lt;"Enter the number of pairs you want :- ";</text:p>
      <text:p text:style-name="P1"><text:s text:c="4"/>cin&gt;&gt;size;</text:p>
      <text:p text:style-name="P1"><text:s text:c="4"/>pair&lt;int,int&gt; Pair[size];</text:p>
      <text:p text:style-name="P1"><text:s text:c="4"/>cout&lt;&lt;endl;</text:p>
      <text:p text:style-name="P1"/>
      <text:p text:style-name="P1"><text:s text:c="4"/>for(int i=0;i&lt;size;i++)</text:p>
      <text:p text:style-name="P1"><text:s text:c="4"/>{</text:p>
      <text:p text:style-name="P1"><text:s text:c="8"/>cout&lt;&lt;"Enter the elements for pair "&lt;&lt;i+1&lt;&lt;":- ";</text:p>
      <text:p text:style-name="P1"><text:s text:c="8"/>int element1,element2;</text:p>
      <text:p text:style-name="P1"><text:s text:c="8"/>cin&gt;&gt;element1&gt;&gt;element2;</text:p>
      <text:p text:style-name="P1"><text:s text:c="8"/>Pair[i].first=element1;</text:p>
      <text:p text:style-name="P1"><text:s text:c="8"/>Pair[i].second=element2;</text:p>
      <text:p text:style-name="P1"><text:s text:c="4"/>}</text:p>
      <text:p text:style-name="P1"/>
      <text:p text:style-name="P1"><text:s text:c="4"/>if(size&lt;3)</text:p>
      <text:p text:style-name="P1"><text:s text:c="8"/>cout&lt;&lt;endl&lt;&lt;"Elements are not enough to form triplets."&lt;&lt;endl;</text:p>
      <text:p text:style-name="P1"><text:s text:c="4"/>else</text:p>
      <text:p text:style-name="P1"><text:s text:c="4"/>{</text:p>
      <text:p text:style-name="P1"><text:s text:c="8"/>cout&lt;&lt;endl&lt;&lt;"Triplets where 1st element is distinct are :- "&lt;&lt;endl;</text:p>
      <text:p text:style-name="P1"><text:s text:c="8"/>distinct_first(Pair,size);</text:p>
      <text:p text:style-name="P1"><text:s text:c="8"/>cout&lt;&lt;endl&lt;&lt;"Triplets where 2nd element is distinct are :- "&lt;&lt;endl;</text:p>
      <text:p text:style-name="P1"><text:s text:c="8"/>distinct_second(Pair,size);</text:p>
      <text:p text:style-name="P1"><text:s text:c="4"/>}</text:p>
      <text:p text:style-name="P1"/>
      <text:p text:style-name="P1"><text:s text:c="4"/>cout&lt;&lt;endl;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vector&gt;</text:p>
      <text:p text:style-name="P1">using namespace std;</text:p>
      <text:p text:style-name="P1"/>
      <text:p text:style-name="P1"/>
      <text:p text:style-name="P1">vector&lt;pair&lt;int,int&gt; &gt; pair_sort(vector&lt;pair&lt;int,int&gt; &gt; v)</text:p>
      <text:p text:style-name="P1">{</text:p>
      <text:p text:style-name="P1"><text:s text:c="4"/>int size=v.size();</text:p>
      <text:p text:style-name="P1"><text:soft-page-break/><text:s text:c="4"/>for(int i=0;i&lt;size;i++)</text:p>
      <text:p text:style-name="P1"><text:s text:c="4"/>{</text:p>
      <text:p text:style-name="P1"><text:s text:c="8"/>if(v[i].first &gt; v[i].second)</text:p>
      <text:p text:style-name="P1"><text:s text:c="8"/>{</text:p>
      <text:p text:style-name="P1"><text:s text:c="12"/>int temp=v[i].first;</text:p>
      <text:p text:style-name="P1"><text:s text:c="12"/>v[i].first=v[i].second;</text:p>
      <text:p text:style-name="P1"><text:s text:c="12"/>v[i].second=temp;</text:p>
      <text:p text:style-name="P1"><text:s text:c="8"/>}</text:p>
      <text:p text:style-name="P1"><text:s text:c="4"/>}</text:p>
      <text:p text:style-name="P1"><text:s text:c="4"/>return v;</text:p>
      <text:p text:style-name="P1">}</text:p>
      <text:p text:style-name="P1"/>
      <text:p text:style-name="P1">int main()</text:p>
      <text:p text:style-name="P1">{</text:p>
      <text:p text:style-name="P1"><text:s text:c="4"/>vector&lt;pair&lt;int,int&gt; &gt; Vector;</text:p>
      <text:p text:style-name="P1"><text:s text:c="4"/>int size;</text:p>
      <text:p text:style-name="P1"><text:s text:c="4"/>cout&lt;&lt;"Enter how many elements you want to insert :- ";</text:p>
      <text:p text:style-name="P1"><text:s text:c="4"/>cin&gt;&gt;size;</text:p>
      <text:p text:style-name="P1"/>
      <text:p text:style-name="P1"><text:s text:c="4"/>for(int i=0;i&lt;size;i++)</text:p>
      <text:p text:style-name="P1"><text:s text:c="4"/>{</text:p>
      <text:p text:style-name="P1"><text:s text:c="8"/>int e1,e2;</text:p>
      <text:p text:style-name="P1"><text:s text:c="8"/>cout&lt;&lt;"Enter element for pair "&lt;&lt;i+1&lt;&lt;" : ";</text:p>
      <text:p text:style-name="P1"><text:s text:c="8"/>cin&gt;&gt;e1&gt;&gt;e2;</text:p>
      <text:p text:style-name="P1"><text:s text:c="8"/>Vector.push_back(make_pair(e1,e2));</text:p>
      <text:p text:style-name="P1"><text:s text:c="4"/>}</text:p>
      <text:p text:style-name="P1"/>
      <text:p text:style-name="P1"><text:s text:c="4"/>cout&lt;&lt;"Vector is : ";</text:p>
      <text:p text:style-name="P1"><text:s text:c="4"/>for(auto it=Vector.begin();it!=Vector .end();it++)</text:p>
      <text:p text:style-name="P1"><text:s text:c="8"/>cout&lt;&lt;"("&lt;&lt;it-&gt;first&lt;&lt;","&lt;&lt;it-&gt;second&lt;&lt;")"&lt;&lt;" , ";</text:p>
      <text:p text:style-name="P1"><text:s text:c="4"/>cout&lt;&lt;endl;</text:p>
      <text:p text:style-name="P1"><text:s text:c="4"/></text:p>
      <text:p text:style-name="P1"><text:s text:c="4"/>Vector = pair_sort(Vector);</text:p>
      <text:p text:style-name="P1"/>
      <text:p text:style-name="P1"><text:s text:c="4"/>cout&lt;&lt;"Vector after sorting pairs : ";</text:p>
      <text:p text:style-name="P1"><text:s text:c="4"/>for(auto it=Vector.begin();it!=Vector .end();it++)</text:p>
      <text:p text:style-name="P1"><text:s text:c="8"/>cout&lt;&lt;"("&lt;&lt;it-&gt;first&lt;&lt;","&lt;&lt;it-&gt;second&lt;&lt;")"&lt;&lt;" , 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2"><text:soft-page-break/>3)#include&lt;iostream&gt;</text:p>
      <text:p text:style-name="P2">#include&lt;deque&gt;</text:p>
      <text:p text:style-name="P2">using namespace std;</text:p>
      <text:p text:style-name="P2"/>
      <text:p text:style-name="P2">int main()</text:p>
      <text:p text:style-name="P2">{</text:p>
      <text:p text:style-name="P2"><text:s text:c="4"/>deque&lt;pair&lt;int,int&gt; &gt; Deque;</text:p>
      <text:p text:style-name="P2"><text:s text:c="4"/>while(1)</text:p>
      <text:p text:style-name="P2"><text:s text:c="4"/>{</text:p>
      <text:p text:style-name="P2"><text:s text:c="8"/>int choice;</text:p>
      <text:p text:style-name="P2"><text:s text:c="8"/>cout&lt;&lt;"\nEnter Your Choice"&lt;&lt;endl;</text:p>
      <text:p text:style-name="P2"><text:s text:c="8"/>cout&lt;&lt;"1.Push Front"&lt;&lt;endl;</text:p>
      <text:p text:style-name="P2"><text:s text:c="8"/>cout&lt;&lt;"2.Push Back"&lt;&lt;endl;</text:p>
      <text:p text:style-name="P2"><text:s text:c="8"/>cout&lt;&lt;"3.Pop Front"&lt;&lt;endl;</text:p>
      <text:p text:style-name="P2"><text:s text:c="8"/>cout&lt;&lt;"4.Pop Back"&lt;&lt;endl;</text:p>
      <text:p text:style-name="P2"><text:s text:c="8"/>cout&lt;&lt;"5.Print"&lt;&lt;endl;</text:p>
      <text:p text:style-name="P2"><text:s text:c="8"/>cout&lt;&lt;"0.Exit"&lt;&lt;endl;</text:p>
      <text:p text:style-name="P2"><text:s text:c="8"/>cin&gt;&gt;choice;</text:p>
      <text:p text:style-name="P2"/>
      <text:p text:style-name="P2"><text:s text:c="8"/>switch(choice)</text:p>
      <text:p text:style-name="P2"><text:s text:c="8"/>{</text:p>
      <text:p text:style-name="P2"><text:s text:c="12"/>case 1:</text:p>
      <text:p text:style-name="P2"><text:s text:c="12"/>{</text:p>
      <text:p text:style-name="P2"><text:s text:c="16"/>int num1,num2;</text:p>
      <text:p text:style-name="P2"><text:s text:c="16"/>cout&lt;&lt;"Enter a Pair : ";</text:p>
      <text:p text:style-name="P2"><text:s text:c="16"/>cin&gt;&gt;num1&gt;&gt;num2;</text:p>
      <text:p text:style-name="P2"><text:s text:c="16"/>Deque.push_front(make_pair(num1,num2));</text:p>
      <text:p text:style-name="P2"><text:s text:c="16"/>break;</text:p>
      <text:p text:style-name="P2"><text:s text:c="12"/>}</text:p>
      <text:p text:style-name="P2"><text:s text:c="12"/>case 2:</text:p>
      <text:p text:style-name="P2"><text:s text:c="12"/>{</text:p>
      <text:p text:style-name="P2"><text:s text:c="16"/>int num1,num2;</text:p>
      <text:p text:style-name="P2"><text:s text:c="16"/>cout&lt;&lt;"Enter a Pair : ";</text:p>
      <text:p text:style-name="P2"><text:s text:c="16"/>cin&gt;&gt;num1&gt;&gt;num2;</text:p>
      <text:p text:style-name="P2"><text:s text:c="16"/>Deque.push_back(make_pair(num1,num2));</text:p>
      <text:p text:style-name="P2"><text:s text:c="16"/>break;</text:p>
      <text:p text:style-name="P2"><text:s text:c="12"/>}</text:p>
      <text:p text:style-name="P2"><text:s text:c="12"/>case 3:</text:p>
      <text:p text:style-name="P2"><text:s text:c="12"/>{</text:p>
      <text:p text:style-name="P2"><text:s text:c="16"/>if(Deque.empty())</text:p>
      <text:p text:style-name="P2"><text:s text:c="16"/>{</text:p>
      <text:p text:style-name="P2"><text:s text:c="20"/>cout&lt;&lt;"Deque empty"&lt;&lt;endl;</text:p>
      <text:p text:style-name="P2"><text:s text:c="20"/>break;</text:p>
      <text:p text:style-name="P2"><text:s text:c="16"/>}</text:p>
      <text:p text:style-name="P2"><text:s text:c="16"/>auto it=Deque.begin();</text:p>
      <text:p text:style-name="P2"><text:soft-page-break/><text:s text:c="16"/>cout&lt;&lt;"{"&lt;&lt;it-&gt;first&lt;&lt;","&lt;&lt;it-&gt;second&lt;&lt;"}"&lt;&lt;" Popped"&lt;&lt;endl;</text:p>
      <text:p text:style-name="P2"><text:s text:c="16"/>Deque.pop_front();</text:p>
      <text:p text:style-name="P2"><text:s text:c="16"/>break; <text:s text:c="7"/></text:p>
      <text:p text:style-name="P2"><text:s text:c="12"/>}</text:p>
      <text:p text:style-name="P2"><text:s text:c="12"/>case 4:</text:p>
      <text:p text:style-name="P2"><text:s text:c="12"/>{</text:p>
      <text:p text:style-name="P2"><text:s text:c="16"/>if(Deque.empty())</text:p>
      <text:p text:style-name="P2"><text:s text:c="16"/>{</text:p>
      <text:p text:style-name="P2"><text:s text:c="20"/>cout&lt;&lt;"Deque empty"&lt;&lt;endl;</text:p>
      <text:p text:style-name="P2"><text:s text:c="20"/>break;</text:p>
      <text:p text:style-name="P2"><text:s text:c="16"/>}</text:p>
      <text:p text:style-name="P2"><text:s text:c="16"/>auto it=Deque.rbegin();</text:p>
      <text:p text:style-name="P2"><text:s text:c="16"/>cout&lt;&lt;"{"&lt;&lt;it-&gt;first&lt;&lt;","&lt;&lt;it-&gt;second&lt;&lt;"}"&lt;&lt;" Popped"&lt;&lt;endl;</text:p>
      <text:p text:style-name="P2"><text:s text:c="16"/>Deque.pop_back();</text:p>
      <text:p text:style-name="P2"><text:s text:c="16"/>break; <text:s text:c="7"/></text:p>
      <text:p text:style-name="P2"><text:s text:c="12"/>}</text:p>
      <text:p text:style-name="P2"><text:s text:c="12"/>case 5:</text:p>
      <text:p text:style-name="P2"><text:s text:c="12"/>{</text:p>
      <text:p text:style-name="P2"><text:s text:c="16"/>if(Deque.empty())</text:p>
      <text:p text:style-name="P2"><text:s text:c="16"/>{</text:p>
      <text:p text:style-name="P2"><text:s text:c="20"/>cout&lt;&lt;"Deque empty"&lt;&lt;endl;</text:p>
      <text:p text:style-name="P2"><text:s text:c="20"/>break;</text:p>
      <text:p text:style-name="P2"><text:s text:c="16"/>}</text:p>
      <text:p text:style-name="P2"><text:s text:c="16"/>for(auto it=Deque.begin();it!=Deque.end();it++)</text:p>
      <text:p text:style-name="P2"><text:s text:c="16"/>{</text:p>
      <text:p text:style-name="P2"><text:s text:c="20"/>cout&lt;&lt;"{"&lt;&lt;it-&gt;first&lt;&lt;","&lt;&lt;it-&gt;second&lt;&lt;"}"&lt;&lt;" , ";</text:p>
      <text:p text:style-name="P2"><text:s text:c="16"/>}</text:p>
      <text:p text:style-name="P2"><text:s text:c="16"/>cout&lt;&lt;endl;</text:p>
      <text:p text:style-name="P2"><text:s text:c="16"/>break;</text:p>
      <text:p text:style-name="P2"><text:s text:c="12"/>}</text:p>
      <text:p text:style-name="P2"><text:s text:c="12"/>case 0:</text:p>
      <text:p text:style-name="P2"><text:s text:c="16"/>exit(0);</text:p>
      <text:p text:style-name="P2"><text:s text:c="12"/>default:</text:p>
      <text:p text:style-name="P2"><text:s text:c="12"/>{</text:p>
      <text:p text:style-name="P2"><text:s text:c="16"/>cout&lt;&lt;"Enter correct choice"&lt;&lt;endl;</text:p>
      <text:p text:style-name="P2"><text:s text:c="16"/>break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3"><text:soft-page-break/>4)#include&lt;iostream&gt;</text:p>
      <text:p text:style-name="P3">using namespace std;</text:p>
      <text:p text:style-name="P3"/>
      <text:p text:style-name="P3">int main()</text:p>
      <text:p text:style-name="P3">{</text:p>
      <text:p text:style-name="P3"><text:s text:c="4"/>int size;</text:p>
      <text:p text:style-name="P3"><text:s text:c="4"/>int count=0,longsub=0;</text:p>
      <text:p text:style-name="P3"><text:s text:c="4"/>cout&lt;&lt;"Enter size of your Array : ";</text:p>
      <text:p text:style-name="P3"><text:s text:c="4"/>cin&gt;&gt;size;</text:p>
      <text:p text:style-name="P3"><text:s text:c="4"/>pair&lt;int,int&gt; arr[size];</text:p>
      <text:p text:style-name="P3"><text:s text:c="4"/>for(int i=0;i&lt;size;i++)</text:p>
      <text:p text:style-name="P3"><text:s text:c="4"/>{</text:p>
      <text:p text:style-name="P3"><text:s text:c="8"/>int num1,num2;</text:p>
      <text:p text:style-name="P3"><text:s text:c="8"/>cout&lt;&lt;"Enter elements for pair "&lt;&lt;i+1&lt;&lt;" : ";</text:p>
      <text:p text:style-name="P3"><text:s text:c="8"/>cin&gt;&gt;num1&gt;&gt;num2;</text:p>
      <text:p text:style-name="P3"><text:s text:c="8"/>arr[i]=make_pair(num1,num2);</text:p>
      <text:p text:style-name="P3"><text:s text:c="4"/>}</text:p>
      <text:p text:style-name="P3"/>
      <text:p text:style-name="P3"><text:s text:c="4"/>for(int i=0;i&lt;size;i++)</text:p>
      <text:p text:style-name="P3"><text:s text:c="4"/>{</text:p>
      <text:p text:style-name="P3"><text:s text:c="8"/>if(arr[i].first&gt;=arr[i].second)</text:p>
      <text:p text:style-name="P3"><text:s text:c="12"/>count++;</text:p>
      <text:p text:style-name="P3"><text:s text:c="8"/>else</text:p>
      <text:p text:style-name="P3"><text:s text:c="8"/>{</text:p>
      <text:p text:style-name="P3"><text:s text:c="12"/>if(count&gt;longsub)</text:p>
      <text:p text:style-name="P3"><text:s text:c="16"/>longsub=count;</text:p>
      <text:p text:style-name="P3"><text:s text:c="12"/>count=0;</text:p>
      <text:p text:style-name="P3"><text:s text:c="8"/>}</text:p>
      <text:p text:style-name="P3"><text:s text:c="4"/>}</text:p>
      <text:p text:style-name="P3"/>
      <text:p text:style-name="P3"><text:s text:c="4"/>for(int i=0;i&lt;size;i++)</text:p>
      <text:p text:style-name="P3"><text:s text:c="4"/>{</text:p>
      <text:p text:style-name="P3"><text:s text:c="8"/>if(i==0)</text:p>
      <text:p text:style-name="P3"><text:s text:c="12"/>cout&lt;&lt;"{ ";</text:p>
      <text:p text:style-name="P3"><text:s text:c="8"/>cout&lt;&lt;"{"&lt;&lt;arr[i].first&lt;&lt;","&lt;&lt;arr[i].second&lt;&lt;"}";</text:p>
      <text:p text:style-name="P3"><text:s text:c="8"/>if(i&lt;size-1)</text:p>
      <text:p text:style-name="P3"><text:s text:c="12"/>cout&lt;&lt;" , ";</text:p>
      <text:p text:style-name="P3"><text:s text:c="8"/>else</text:p>
      <text:p text:style-name="P3"><text:s text:c="12"/>cout&lt;&lt;" } "&lt;&lt;endl;</text:p>
      <text:p text:style-name="P3"><text:s text:c="4"/>}</text:p>
      <text:p text:style-name="P3"/>
      <text:p text:style-name="P3"><text:s text:c="4"/>cout&lt;&lt;"The longest subsequence in the array where first element is greater than second element is "&lt;&lt;count&lt;&lt;endl;</text:p>
      <text:p text:style-name="P3"><text:s text:c="4"/>return 0;</text:p>
      <text:p text:style-name="P3">}</text:p>
      <text:p text:style-name="P4"><text:soft-page-break/>5)#include&lt;iostream&gt;</text:p>
      <text:p text:style-name="P4">#include&lt;vector&gt;</text:p>
      <text:p text:style-name="P4">using namespace std;</text:p>
      <text:p text:style-name="P4"/>
      <text:p text:style-name="P4">int main()</text:p>
      <text:p text:style-name="P4">{</text:p>
      <text:p text:style-name="P4"><text:s text:c="4"/>int n;</text:p>
      <text:p text:style-name="P4"><text:s text:c="4"/>cout&lt;&lt;"Enter size of the array : ";</text:p>
      <text:p text:style-name="P4"><text:s text:c="4"/>cin&gt;&gt;n;</text:p>
      <text:p text:style-name="P4"><text:s text:c="4"/>int arr[n];</text:p>
      <text:p text:style-name="P4"/>
      <text:p text:style-name="P4"><text:s text:c="4"/>cout&lt;&lt;"Enter elements of the array : ";</text:p>
      <text:p text:style-name="P4"><text:s text:c="4"/>for(int i=0;i&lt;n;i++)</text:p>
      <text:p text:style-name="P4"><text:s text:c="4"/>{</text:p>
      <text:p text:style-name="P4"><text:s text:c="8"/>cin&gt;&gt;arr[i];</text:p>
      <text:p text:style-name="P4"><text:s text:c="4"/>}</text:p>
      <text:p text:style-name="P4"/>
      <text:p text:style-name="P4"><text:s text:c="4"/>int x;</text:p>
      <text:p text:style-name="P4"><text:s text:c="4"/>cout&lt;&lt;"Enter a number : ";</text:p>
      <text:p text:style-name="P4"><text:s text:c="4"/>cin&gt;&gt;x;</text:p>
      <text:p text:style-name="P4"/>
      <text:p text:style-name="P4"><text:s text:c="4"/>for(int i=0;i&lt;n;i++)</text:p>
      <text:p text:style-name="P4"><text:s text:c="8"/>arr[i]=arr[i]/3;</text:p>
      <text:p text:style-name="P4"/>
      <text:p text:style-name="P4"><text:s text:c="4"/>vector&lt;int&gt; v;</text:p>
      <text:p text:style-name="P4"><text:s text:c="4"/>for(int i=0;i&lt;n;i++)</text:p>
      <text:p text:style-name="P4"><text:s text:c="4"/>{</text:p>
      <text:p text:style-name="P4"><text:s text:c="8"/>int max=0,index;</text:p>
      <text:p text:style-name="P4"><text:s text:c="8"/>for(int j=0;j&lt;n;j++)</text:p>
      <text:p text:style-name="P4"><text:s text:c="8"/>{</text:p>
      <text:p text:style-name="P4"><text:s text:c="12"/>if(arr[j]&gt;max)</text:p>
      <text:p text:style-name="P4"><text:s text:c="12"/>{</text:p>
      <text:p text:style-name="P4"><text:s text:c="16"/>max=arr[j];</text:p>
      <text:p text:style-name="P4"><text:s text:c="16"/>index=j;</text:p>
      <text:p text:style-name="P4"><text:s text:c="12"/>}</text:p>
      <text:p text:style-name="P4"><text:s text:c="8"/>}</text:p>
      <text:p text:style-name="P4"><text:s text:c="8"/>arr[index]=0;</text:p>
      <text:p text:style-name="P4"><text:s text:c="8"/>v.push_back(index);</text:p>
      <text:p text:style-name="P4"><text:s text:c="4"/>}</text:p>
      <text:p text:style-name="P4"/>
      <text:p text:style-name="P4"><text:s text:c="4"/>for(auto it=v.begin();it!=v.end();it++)</text:p>
      <text:p text:style-name="P4"><text:s text:c="8"/>cout&lt;&lt;*it&lt;&lt;" ";</text:p>
      <text:p text:style-name="P4"><text:s text:c="4"/>cout&lt;&lt;endl;</text:p>
      <text:p text:style-name="P4"><text:s text:c="4"/>return 0;</text:p>
      <text:p text:style-name="P4">}</text:p>
      <text:p text:style-name="P4"><text:soft-page-break/>6)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1:04:37.023742141</meta:creation-date>
    <dc:date>2023-12-11T13:14:20.218413142</dc:date>
    <meta:editing-duration>PT1H31M7S</meta:editing-duration>
    <meta:editing-cycles>4</meta:editing-cycles>
    <meta:generator>LibreOffice/7.6.4.1$MacOSX_X86_64 LibreOffice_project/e19e193f88cd6c0525a17fb7a176ed8e6a3e2aa1</meta:generator>
    <meta:document-statistic meta:table-count="0" meta:image-count="0" meta:object-count="0" meta:page-count="8" meta:paragraph-count="280" meta:word-count="511" meta:character-count="6576" meta:non-whitespace-character-count="4014"/>
  </office:meta>
</office:document-meta>
</file>